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Scheherazade" fo:font-size="22pt" officeooo:rsid="00202d1d" officeooo:paragraph-rsid="00202d1d" style:font-size-asian="22pt" style:font-name-complex="Scheherazade" style:font-size-complex="2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Scheherazade" fo:font-size="22pt" officeooo:rsid="00162f9a" officeooo:paragraph-rsid="002c2bbf" style:font-size-asian="22pt" style:font-name-complex="Scheherazade" style:font-size-complex="22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ac53" officeooo:paragraph-rsid="002c2bbf" style:font-size-asian="22pt" style:font-name-complex="Scheherazade" style:font-size-complex="22pt"/>
    </style:style>
    <style:style style:name="T1" style:family="text">
      <style:text-properties officeooo:rsid="0017ccbc"/>
    </style:style>
    <style:style style:name="T2" style:family="text">
      <style:text-properties officeooo:rsid="0018e296"/>
    </style:style>
    <style:style style:name="T3" style:family="text">
      <style:text-properties officeooo:rsid="001d8ce8"/>
    </style:style>
    <style:style style:name="T4" style:family="text">
      <style:text-properties officeooo:rsid="00202d1d"/>
    </style:style>
    <style:style style:name="T5" style:family="text">
      <style:text-properties officeooo:rsid="0021fe5f"/>
    </style:style>
    <style:style style:name="T6" style:family="text">
      <style:text-properties officeooo:rsid="00222bed"/>
    </style:style>
    <style:style style:name="T7" style:family="text">
      <style:text-properties officeooo:rsid="00229d76"/>
    </style:style>
    <style:style style:name="T8" style:family="text">
      <style:text-properties officeooo:rsid="00242713"/>
    </style:style>
    <style:style style:name="T9" style:family="text">
      <style:text-properties officeooo:rsid="0026199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2cf2" style:font-weight-asian="normal" style:font-weight-complex="normal"/>
    </style:style>
    <style:style style:name="T12" style:family="text">
      <style:text-properties fo:font-weight="normal" officeooo:rsid="00261990" style:font-weight-asian="normal" style:font-weight-complex="normal"/>
    </style:style>
    <style:style style:name="T13" style:family="text">
      <style:text-properties fo:font-weight="normal" officeooo:rsid="00279e5f" style:font-weight-asian="normal" style:font-weight-complex="normal"/>
    </style:style>
    <style:style style:name="T14" style:family="text">
      <style:text-properties fo:font-weight="normal" officeooo:rsid="001e6e9e" style:font-weight-asian="normal" style:font-weight-complex="normal"/>
    </style:style>
    <style:style style:name="T15" style:family="text">
      <style:text-properties fo:font-weight="normal" officeooo:rsid="001bac53" style:font-weight-asian="normal" style:font-weight-complex="normal"/>
    </style:style>
    <style:style style:name="T16" style:family="text">
      <style:text-properties officeooo:rsid="0026ce8d"/>
    </style:style>
    <style:style style:name="T17" style:family="text">
      <style:text-properties officeooo:rsid="0026dcdd"/>
    </style:style>
    <style:style style:name="T18" style:family="text">
      <style:text-properties officeooo:rsid="001e6e9e"/>
    </style:style>
    <style:style style:name="T19" style:family="text">
      <style:text-properties officeooo:rsid="001bac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فا</text:span><text:span text:style-name="T13">لَك</text:span> للسما<text:span text:style-name="T6">ل </text:span>القديم عن أيضا وَ<text:span text:style-name="T7">پَتَ</text:span> <text:span text:style-name="T1">أفيون ۔ اعني كَسُمْبَ ۔ تُوُلَ مُوْجَ ۔ اَعْنِي وِزَانِ وَرُپي مُوْجَ ۔ نَتِنْدِ نُصُ رَطْلِ ۔ أكَسَلِّطِ پَمُوْجَ ڤِتُ ڤِوِلِ هِڤِ بَعْدَ يَكُوُنْدْشَ كُنْغُوَ نَ تِنْدِ ۔ اُكَڤِپُنْدَ حَتَ ڤِكَوَ كِتُ كِمُوْجَ ۔ تِنَ اُكَپَتَ ڤِتُنْغُوُ مَاجِ ڤِكُبْوَ ڤِكُبْوَ اُكَڤِتُوَ نْيَمَ زَنْدَنِ ڤِكَوَ كَمَ ڤِبُيُ كَمَ هِڤِ۔ اَعنى ڤِكَوَ وَزِ ۔ تِنَ اُكَفُنْدِيَ اِلِ تِنْدِ اِلِيُ پُنْدْوَ نَكَسُمْبَ پَمُوْجَ ۔ نْدَنِ يَكِ ۔ بَسِ قَدِ ڤِتُنْغُوُ ڤِتَكَڤُ اِنِيَ ۔ تِنَ اُكَزِبَ مِدُ مُوْنِ مْوَكِ كْوَ نْيَمَ نَ ڤِتُنْغُوُ ۔</text:span></text:p>
      <text:p text:style-name="P2"><text:span text:style-name="T1"><text:s/>اَعْنِي ڤِوِ كَمَ حَڤِكُتُلِوَ كِتُ نْدَنِ يَكِ ۔ تِنَ اُكَپُنْدَ وُنغَ وَ نغَنُ ۔ كِتُنْغِ كَمَ شَاْمْكَتِ ۔ تِنَ اُكَكِڤِرِنْغِيَ ڤِلِ ڤِتُنْغُوُ اُكَڤِزِبَ كَبِسَ ۔ كِشَ اُكَڤِتِيَ كَتِكَ مُوْتُ ۔ كَمَ كَتِكَ تَنُوْرِ نَيُ نْدِيُ بُوْرَ كُلِكُ مُوْتُ تُو ۔ حَتَى اُتَكَپُ </text:span><text:span text:style-name="T15">و</text:span><text:span text:style-name="T11">ُ</text:span><text:span text:style-name="T15">نَ و</text:span><text:span text:style-name="T12">ُلِ</text:span><text:span text:style-name="T15"> وُن</text:span><text:span text:style-name="T12">ْغَ</text:span><text:span text:style-name="T15"> وُمِ </text:span><text:span text:style-name="T19">اُنْغُوَ وُتِ وَمِ كُوَ مْوِوُسِ ۔ اُتُوِ كَتِكَ مُوْتُ ۔ نَوَقَتِ هُوُ اِتَكُوَ ڤِتُنْغُوُ ڤِمِ كْوِڤَ ۔ نَسِرِ يَكِ يُوْتِ اِمِ اِنْغِيَ نْدَنِ يَا اِلِتِنْدِ اِلِيُ فُنْدِوَ نْدَنِ يَكِ پَمُوْجَ نَكَسُمْبَ ۔</text:span></text:p>
      <text:p text:style-name="P3"><text:span text:style-name="T3"><text:s/>اُكِشَ هِئُ وِكَ دَوَا هِيُ حَتَى اِپُوِ مُوْتُ اُيْوِكِ مَحَلِ پَزُوْرِ اِسِنْغِيِ تَكَتَكَ ۔ كَمَ كَتِكَ تُوْپَ </text:span><text:span text:style-name="T14">مثل ۔</text:span><text:span text:style-name="T18"> دَوَا هِيِ اَكِتُمِيَ مْتُ مْوِنَيِ السمال القديم حبة حبة ۔ اَصُبُحِ ۔ نَمْشَانَ نَجِوُنِ ۔ ان شاء الله تعالى كْوَ مُدَ وَ سِيْكُ شَاشِ كَمَ تَانُ اَوْ سَبَعَ ۔ اَپَتَ نَفْعٌ باذن الله تعالى ۔ نَقَدْرِ يَحَبّه مُوْجَ نِكَمَ حَبَّه يَمْتَامَ ۔ پَمُوْجَ نَكُتَزَمَ حَالِ يَا مَڠُنْجَوَ ۔ نْغُڤُ زَكِ نَوُضَعِيْفُ وَكِ ۔ اعنى اَكِوَ نَنْغَڤُ اَثَزِدِشَ كِدُڠُ فالله اعلم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4:28:00.660288029</meta:creation-date>
    <dc:date>2014-08-29T20:26:36.130171295</dc:date>
    <meta:editing-duration>PT3H44M4S</meta:editing-duration>
    <meta:editing-cycles>15</meta:editing-cycles>
    <meta:generator>LibreOffice/4.2.4.2$Linux_X86_64 LibreOffice_project/420m0$Build-2</meta:generator>
    <dc:creator>Kevin Donnelly</dc:creator>
    <meta:document-statistic meta:table-count="0" meta:image-count="0" meta:object-count="0" meta:page-count="1" meta:paragraph-count="3" meta:word-count="243" meta:character-count="971" meta:non-whitespace-character-count="729"/>
  </office:meta>
</office:document-meta>
</file>